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9575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 style:data-style-name="N1"/>
    <style:style style:name="ce2" style:family="table-cell" style:parent-style-name="Default" style:data-style-name="N117"/>
    <style:style style:name="ce3" style:family="table-cell" style:parent-style-name="Default" style:data-style-name="N117">
      <style:text-properties style:font-name="Arial" style:font-name-asian="DejaVu Sans" style:font-name-complex="Lucidasans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2"/>
        <table:table-column table:style-name="co1" table:number-columns-repeated="9" table:default-cell-style-name="ce2"/>
        <table:table-column table:style-name="co1" table:default-cell-style-name="ce1"/>
        <table:table-column table:style-name="co1" table:number-columns-repeated="244" table:default-cell-style-name="ce2"/>
        <table:table-row table:style-name="ro1">
          <table:table-cell office:value-type="string">
            <text:p>unblocked</text:p>
          </table:table-cell>
          <table:table-cell table:number-columns-repeated="11"/>
          <table:table-cell office:value-type="string">
            <text:p>Time</text:p>
          </table:table-cell>
          <table:table-cell table:number-columns-repeated="24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6.7198">
            <text:p>56.719800</text:p>
          </table:table-cell>
          <table:table-cell office:value-type="float" office:value="56.7663">
            <text:p>56.766300</text:p>
          </table:table-cell>
          <table:table-cell office:value-type="float" office:value="56.8194">
            <text:p>56.819400</text:p>
          </table:table-cell>
          <table:table-cell office:value-type="float" office:value="52.3286">
            <text:p>52.328600</text:p>
          </table:table-cell>
          <table:table-cell office:value-type="float" office:value="52.6427">
            <text:p>52.642700</text:p>
          </table:table-cell>
          <table:table-cell office:value-type="float" office:value="56.869">
            <text:p>56.869000</text:p>
          </table:table-cell>
          <table:table-cell office:value-type="float" office:value="56.9655">
            <text:p>56.965500</text:p>
          </table:table-cell>
          <table:table-cell office:value-type="float" office:value="52.9341">
            <text:p>52.934100</text:p>
          </table:table-cell>
          <table:table-cell office:value-type="float" office:value="56.6346">
            <text:p>56.634600</text:p>
          </table:table-cell>
          <table:table-cell office:value-type="float" office:value="56.9065">
            <text:p>56.906500</text:p>
          </table:table-cell>
          <table:table-cell office:value-type="float" office:value="1">
            <text:p>1</text:p>
          </table:table-cell>
          <table:table-cell table:formula="oooc:=AVERAGE([.B2:.K2])" office:value-type="float" office:value="55.55865">
            <text:p>55.558650</text:p>
          </table:table-cell>
          <table:table-cell table:style-name="ce1" office:value-type="float" office:value="1">
            <text:p>1</text:p>
          </table:table-cell>
          <table:table-cell table:formula="oooc:=[.$M18]/[.M2]" office:value-type="float" office:value="0.972211167837951">
            <text:p>0.972211</text:p>
          </table:table-cell>
          <table:table-cell>
            <draw:frame table:end-cell-address="Sheet1.S15" table:end-x="0.5102in" table:end-y="0.0768in" draw:z-index="0" draw:style-name="gr1" svg:width="2.7756in" svg:height="2.1484in" svg:x="0.4016in" svg:y="0.1047in">
              <draw:object draw:notify-on-update-of-ranges="Sheet1.L2:Sheet1.L17 Sheet1.M2:Sheet1.M17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240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8.5486">
            <text:p>18.548600</text:p>
          </table:table-cell>
          <table:table-cell office:value-type="float" office:value="19.4204">
            <text:p>19.420400</text:p>
          </table:table-cell>
          <table:table-cell office:value-type="float" office:value="19.4148">
            <text:p>19.414800</text:p>
          </table:table-cell>
          <table:table-cell office:value-type="float" office:value="18.5638">
            <text:p>18.563800</text:p>
          </table:table-cell>
          <table:table-cell office:value-type="float" office:value="18.5443">
            <text:p>18.544300</text:p>
          </table:table-cell>
          <table:table-cell office:value-type="float" office:value="19.3532">
            <text:p>19.353200</text:p>
          </table:table-cell>
          <table:table-cell office:value-type="float" office:value="18.8581">
            <text:p>18.858100</text:p>
          </table:table-cell>
          <table:table-cell office:value-type="float" office:value="17.9714">
            <text:p>17.971400</text:p>
          </table:table-cell>
          <table:table-cell office:value-type="float" office:value="18.1135">
            <text:p>18.113500</text:p>
          </table:table-cell>
          <table:table-cell office:value-type="float" office:value="18.8295">
            <text:p>18.829500</text:p>
          </table:table-cell>
          <table:table-cell office:value-type="float" office:value="2">
            <text:p>2</text:p>
          </table:table-cell>
          <table:table-cell table:formula="oooc:=AVERAGE([.B3:.K3])" office:value-type="float" office:value="18.76176">
            <text:p>18.761760</text:p>
          </table:table-cell>
          <table:table-cell table:style-name="ce1" office:value-type="float" office:value="2">
            <text:p>2</text:p>
          </table:table-cell>
          <table:table-cell table:formula="oooc:=[.$M18]/[.M3]" office:value-type="float" office:value="2.87898043680337">
            <text:p>2.878980</text:p>
          </table:table-cell>
          <table:table-cell table:number-columns-repeated="241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8.34265">
            <text:p>8.342650</text:p>
          </table:table-cell>
          <table:table-cell office:value-type="float" office:value="8.37408">
            <text:p>8.374080</text:p>
          </table:table-cell>
          <table:table-cell office:value-type="float" office:value="8.78">
            <text:p>8.780000</text:p>
          </table:table-cell>
          <table:table-cell office:value-type="float" office:value="8.34673">
            <text:p>8.346730</text:p>
          </table:table-cell>
          <table:table-cell office:value-type="float" office:value="8.36048">
            <text:p>8.360480</text:p>
          </table:table-cell>
          <table:table-cell office:value-type="float" office:value="8.39315">
            <text:p>8.393150</text:p>
          </table:table-cell>
          <table:table-cell office:value-type="float" office:value="8.07771">
            <text:p>8.077710</text:p>
          </table:table-cell>
          <table:table-cell office:value-type="float" office:value="8.0869">
            <text:p>8.086900</text:p>
          </table:table-cell>
          <table:table-cell office:value-type="float" office:value="8.13828">
            <text:p>8.138280</text:p>
          </table:table-cell>
          <table:table-cell office:value-type="float" office:value="8.22426">
            <text:p>8.224260</text:p>
          </table:table-cell>
          <table:table-cell office:value-type="float" office:value="3">
            <text:p>3</text:p>
          </table:table-cell>
          <table:table-cell table:formula="oooc:=AVERAGE([.B4:.K4])" office:value-type="float" office:value="8.312424">
            <text:p>8.312424</text:p>
          </table:table-cell>
          <table:table-cell table:style-name="ce1" office:value-type="float" office:value="3">
            <text:p>3</text:p>
          </table:table-cell>
          <table:table-cell table:formula="oooc:=[.$M18]/[.M4]" office:value-type="float" office:value="6.49807324554185">
            <text:p>6.498073</text:p>
          </table:table-cell>
          <table:table-cell table:number-columns-repeated="241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.7881">
            <text:p>4.788100</text:p>
          </table:table-cell>
          <table:table-cell office:value-type="float" office:value="5.83036">
            <text:p>5.830360</text:p>
          </table:table-cell>
          <table:table-cell office:value-type="float" office:value="4.99887">
            <text:p>4.998870</text:p>
          </table:table-cell>
          <table:table-cell office:value-type="float" office:value="6.89448">
            <text:p>6.894480</text:p>
          </table:table-cell>
          <table:table-cell office:value-type="float" office:value="6.55979">
            <text:p>6.559790</text:p>
          </table:table-cell>
          <table:table-cell office:value-type="float" office:value="5.03366">
            <text:p>5.033660</text:p>
          </table:table-cell>
          <table:table-cell office:value-type="float" office:value="5.7531">
            <text:p>5.753100</text:p>
          </table:table-cell>
          <table:table-cell office:value-type="float" office:value="4.89502">
            <text:p>4.895020</text:p>
          </table:table-cell>
          <table:table-cell office:value-type="float" office:value="4.89583">
            <text:p>4.895830</text:p>
          </table:table-cell>
          <table:table-cell office:value-type="float" office:value="4.89239">
            <text:p>4.892390</text:p>
          </table:table-cell>
          <table:table-cell office:value-type="float" office:value="4">
            <text:p>4</text:p>
          </table:table-cell>
          <table:table-cell table:formula="oooc:=AVERAGE([.B5:.K5])" office:value-type="float" office:value="5.45416">
            <text:p>5.454160</text:p>
          </table:table-cell>
          <table:table-cell table:style-name="ce1" office:value-type="float" office:value="4">
            <text:p>4</text:p>
          </table:table-cell>
          <table:table-cell table:formula="oooc:=[.$M18]/[.M5]" office:value-type="float" office:value="9.90340217375361">
            <text:p>9.903402</text:p>
          </table:table-cell>
          <table:table-cell table:number-columns-repeated="241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5.83467">
            <text:p>5.834670</text:p>
          </table:table-cell>
          <table:table-cell office:value-type="float" office:value="5.76458">
            <text:p>5.764580</text:p>
          </table:table-cell>
          <table:table-cell office:value-type="float" office:value="5.79417">
            <text:p>5.794170</text:p>
          </table:table-cell>
          <table:table-cell office:value-type="float" office:value="5.57252">
            <text:p>5.572520</text:p>
          </table:table-cell>
          <table:table-cell office:value-type="float" office:value="5.70301">
            <text:p>5.703010</text:p>
          </table:table-cell>
          <table:table-cell office:value-type="float" office:value="5.62816">
            <text:p>5.628160</text:p>
          </table:table-cell>
          <table:table-cell office:value-type="float" office:value="5.77859">
            <text:p>5.778590</text:p>
          </table:table-cell>
          <table:table-cell office:value-type="float" office:value="5.77138">
            <text:p>5.771380</text:p>
          </table:table-cell>
          <table:table-cell office:value-type="float" office:value="5.57435">
            <text:p>5.574350</text:p>
          </table:table-cell>
          <table:table-cell office:value-type="float" office:value="5.74543">
            <text:p>5.745430</text:p>
          </table:table-cell>
          <table:table-cell office:value-type="float" office:value="5">
            <text:p>5</text:p>
          </table:table-cell>
          <table:table-cell table:formula="oooc:=AVERAGE([.B6:.K6])" office:value-type="float" office:value="5.716686">
            <text:p>5.716686</text:p>
          </table:table-cell>
          <table:table-cell table:style-name="ce1" office:value-type="float" office:value="5">
            <text:p>5</text:p>
          </table:table-cell>
          <table:table-cell table:formula="oooc:=[.$M18]/[.M6]" office:value-type="float" office:value="9.4486106111128">
            <text:p>9.448611</text:p>
          </table:table-cell>
          <table:table-cell table:number-columns-repeated="241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.43332">
            <text:p>5.433320</text:p>
          </table:table-cell>
          <table:table-cell office:value-type="float" office:value="5.55759">
            <text:p>5.557590</text:p>
          </table:table-cell>
          <table:table-cell office:value-type="float" office:value="5.39563">
            <text:p>5.395630</text:p>
          </table:table-cell>
          <table:table-cell office:value-type="float" office:value="5.40396">
            <text:p>5.403960</text:p>
          </table:table-cell>
          <table:table-cell office:value-type="float" office:value="5.51669">
            <text:p>5.516690</text:p>
          </table:table-cell>
          <table:table-cell office:value-type="float" office:value="5.52555">
            <text:p>5.525550</text:p>
          </table:table-cell>
          <table:table-cell office:value-type="float" office:value="5.20638">
            <text:p>5.206380</text:p>
          </table:table-cell>
          <table:table-cell office:value-type="float" office:value="5.20564">
            <text:p>5.205640</text:p>
          </table:table-cell>
          <table:table-cell office:value-type="float" office:value="5.11717">
            <text:p>5.117170</text:p>
          </table:table-cell>
          <table:table-cell office:value-type="float" office:value="5.48242">
            <text:p>5.482420</text:p>
          </table:table-cell>
          <table:table-cell office:value-type="float" office:value="6">
            <text:p>6</text:p>
          </table:table-cell>
          <table:table-cell table:formula="oooc:=AVERAGE([.B7:.K7])" office:value-type="float" office:value="5.384435">
            <text:p>5.384435</text:p>
          </table:table-cell>
          <table:table-cell table:style-name="ce1" office:value-type="float" office:value="6">
            <text:p>6</text:p>
          </table:table-cell>
          <table:table-cell table:formula="oooc:=[.$M$18]/[.M7]" office:value-type="float" office:value="10.0316449172476">
            <text:p>10.031645</text:p>
          </table:table-cell>
          <table:table-cell table:number-columns-repeated="241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.02142">
            <text:p>5.021420</text:p>
          </table:table-cell>
          <table:table-cell office:value-type="float" office:value="5.30703">
            <text:p>5.307030</text:p>
          </table:table-cell>
          <table:table-cell office:value-type="float" office:value="5.2629">
            <text:p>5.262900</text:p>
          </table:table-cell>
          <table:table-cell office:value-type="float" office:value="5.26644">
            <text:p>5.266440</text:p>
          </table:table-cell>
          <table:table-cell office:value-type="float" office:value="5.17362">
            <text:p>5.173620</text:p>
          </table:table-cell>
          <table:table-cell office:value-type="float" office:value="5.02544">
            <text:p>5.025440</text:p>
          </table:table-cell>
          <table:table-cell office:value-type="float" office:value="5.02401">
            <text:p>5.024010</text:p>
          </table:table-cell>
          <table:table-cell office:value-type="float" office:value="5.21441">
            <text:p>5.214410</text:p>
          </table:table-cell>
          <table:table-cell office:value-type="float" office:value="5.02224">
            <text:p>5.022240</text:p>
          </table:table-cell>
          <table:table-cell office:value-type="float" office:value="5.06447">
            <text:p>5.064470</text:p>
          </table:table-cell>
          <table:table-cell office:value-type="float" office:value="7">
            <text:p>7</text:p>
          </table:table-cell>
          <table:table-cell table:formula="oooc:=AVERAGE([.B8:.K8])" office:value-type="float" office:value="5.138198">
            <text:p>5.138198</text:p>
          </table:table-cell>
          <table:table-cell table:style-name="ce1" office:value-type="float" office:value="7">
            <text:p>7</text:p>
          </table:table-cell>
          <table:table-cell table:formula="oooc:=[.$M$18]/[.M8]" office:value-type="float" office:value="10.512389752205">
            <text:p>10.512390</text:p>
          </table:table-cell>
          <table:table-cell table:number-columns-repeated="241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5.10452">
            <text:p>5.104520</text:p>
          </table:table-cell>
          <table:table-cell office:value-type="float" office:value="4.9329">
            <text:p>4.932900</text:p>
          </table:table-cell>
          <table:table-cell office:value-type="float" office:value="5.01729">
            <text:p>5.017290</text:p>
          </table:table-cell>
          <table:table-cell office:value-type="float" office:value="4.99761">
            <text:p>4.997610</text:p>
          </table:table-cell>
          <table:table-cell office:value-type="float" office:value="4.92927">
            <text:p>4.929270</text:p>
          </table:table-cell>
          <table:table-cell office:value-type="float" office:value="5.0516">
            <text:p>5.051600</text:p>
          </table:table-cell>
          <table:table-cell office:value-type="float" office:value="4.96051">
            <text:p>4.960510</text:p>
          </table:table-cell>
          <table:table-cell office:value-type="float" office:value="4.95162">
            <text:p>4.951620</text:p>
          </table:table-cell>
          <table:table-cell office:value-type="float" office:value="4.91031">
            <text:p>4.910310</text:p>
          </table:table-cell>
          <table:table-cell office:value-type="float" office:value="5.06718">
            <text:p>5.067180</text:p>
          </table:table-cell>
          <table:table-cell office:value-type="float" office:value="8">
            <text:p>8</text:p>
          </table:table-cell>
          <table:table-cell table:formula="oooc:=AVERAGE([.B9:.K9])" office:value-type="float" office:value="4.992281">
            <text:p>4.992281</text:p>
          </table:table-cell>
          <table:table-cell table:style-name="ce1" office:value-type="float" office:value="8">
            <text:p>8</text:p>
          </table:table-cell>
          <table:table-cell table:formula="oooc:=[.$M$18]/[.M9]" office:value-type="float" office:value="10.819651377797">
            <text:p>10.819651</text:p>
          </table:table-cell>
          <table:table-cell table:number-columns-repeated="241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4.89148">
            <text:p>4.891480</text:p>
          </table:table-cell>
          <table:table-cell office:value-type="float" office:value="4.92635">
            <text:p>4.926350</text:p>
          </table:table-cell>
          <table:table-cell office:value-type="float" office:value="5.15447">
            <text:p>5.154470</text:p>
          </table:table-cell>
          <table:table-cell office:value-type="float" office:value="4.85591">
            <text:p>4.855910</text:p>
          </table:table-cell>
          <table:table-cell office:value-type="float" office:value="5.10185">
            <text:p>5.101850</text:p>
          </table:table-cell>
          <table:table-cell office:value-type="float" office:value="4.96338">
            <text:p>4.963380</text:p>
          </table:table-cell>
          <table:table-cell office:value-type="float" office:value="4.99461">
            <text:p>4.994610</text:p>
          </table:table-cell>
          <table:table-cell office:value-type="float" office:value="4.8617">
            <text:p>4.861700</text:p>
          </table:table-cell>
          <table:table-cell office:value-type="float" office:value="5.06072">
            <text:p>5.060720</text:p>
          </table:table-cell>
          <table:table-cell office:value-type="float" office:value="4.72867">
            <text:p>4.728670</text:p>
          </table:table-cell>
          <table:table-cell office:value-type="float" office:value="9">
            <text:p>9</text:p>
          </table:table-cell>
          <table:table-cell table:formula="oooc:=AVERAGE([.B10:.K10])" office:value-type="float" office:value="4.953914">
            <text:p>4.953914</text:p>
          </table:table-cell>
          <table:table-cell table:style-name="ce1" office:value-type="float" office:value="9">
            <text:p>9</text:p>
          </table:table-cell>
          <table:table-cell table:formula="oooc:=[.$M$18]/[.M10]" office:value-type="float" office:value="10.9034472540298">
            <text:p>10.903447</text:p>
          </table:table-cell>
          <table:table-cell table:number-columns-repeated="241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4.88814">
            <text:p>4.888140</text:p>
          </table:table-cell>
          <table:table-cell office:value-type="float" office:value="5.06442">
            <text:p>5.064420</text:p>
          </table:table-cell>
          <table:table-cell office:value-type="float" office:value="4.82865">
            <text:p>4.828650</text:p>
          </table:table-cell>
          <table:table-cell office:value-type="float" office:value="4.87894">
            <text:p>4.878940</text:p>
          </table:table-cell>
          <table:table-cell office:value-type="float" office:value="5.05642">
            <text:p>5.056420</text:p>
          </table:table-cell>
          <table:table-cell office:value-type="float" office:value="5.1013">
            <text:p>5.101300</text:p>
          </table:table-cell>
          <table:table-cell office:value-type="float" office:value="4.78135">
            <text:p>4.781350</text:p>
          </table:table-cell>
          <table:table-cell office:value-type="float" office:value="4.92817">
            <text:p>4.928170</text:p>
          </table:table-cell>
          <table:table-cell office:value-type="float" office:value="4.79557">
            <text:p>4.795570</text:p>
          </table:table-cell>
          <table:table-cell office:value-type="float" office:value="4.69412">
            <text:p>4.694120</text:p>
          </table:table-cell>
          <table:table-cell office:value-type="float" office:value="10">
            <text:p>10</text:p>
          </table:table-cell>
          <table:table-cell table:formula="oooc:=AVERAGE([.B11:.K11])" office:value-type="float" office:value="4.901708">
            <text:p>4.901708</text:p>
          </table:table-cell>
          <table:table-cell table:style-name="ce1" office:value-type="float" office:value="10">
            <text:p>10</text:p>
          </table:table-cell>
          <table:table-cell table:formula="oooc:=[.$M$18]/[.M11]" office:value-type="float" office:value="11.0195752174548">
            <text:p>11.019575</text:p>
          </table:table-cell>
          <table:table-cell table:number-columns-repeated="241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4.96115">
            <text:p>4.961150</text:p>
          </table:table-cell>
          <table:table-cell office:value-type="float" office:value="4.94246">
            <text:p>4.942460</text:p>
          </table:table-cell>
          <table:table-cell office:value-type="float" office:value="4.75737">
            <text:p>4.757370</text:p>
          </table:table-cell>
          <table:table-cell office:value-type="float" office:value="4.86327">
            <text:p>4.863270</text:p>
          </table:table-cell>
          <table:table-cell office:value-type="float" office:value="4.95105">
            <text:p>4.951050</text:p>
          </table:table-cell>
          <table:table-cell office:value-type="float" office:value="4.99314">
            <text:p>4.993140</text:p>
          </table:table-cell>
          <table:table-cell office:value-type="float" office:value="5.11611">
            <text:p>5.116110</text:p>
          </table:table-cell>
          <table:table-cell office:value-type="float" office:value="4.93822">
            <text:p>4.938220</text:p>
          </table:table-cell>
          <table:table-cell office:value-type="float" office:value="4.9091">
            <text:p>4.909100</text:p>
          </table:table-cell>
          <table:table-cell office:value-type="float" office:value="4.89004">
            <text:p>4.890040</text:p>
          </table:table-cell>
          <table:table-cell office:value-type="float" office:value="11">
            <text:p>11</text:p>
          </table:table-cell>
          <table:table-cell table:formula="oooc:=AVERAGE([.B12:.K12])" office:value-type="float" office:value="4.932191">
            <text:p>4.932191</text:p>
          </table:table-cell>
          <table:table-cell table:style-name="ce1" office:value-type="float" office:value="11">
            <text:p>11</text:p>
          </table:table-cell>
          <table:table-cell table:formula="oooc:=[.$M$18]/[.M12]" office:value-type="float" office:value="10.951469640977">
            <text:p>10.951470</text:p>
          </table:table-cell>
          <table:table-cell table:number-columns-repeated="241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4.89145">
            <text:p>4.891450</text:p>
          </table:table-cell>
          <table:table-cell office:value-type="float" office:value="4.90543">
            <text:p>4.905430</text:p>
          </table:table-cell>
          <table:table-cell office:value-type="float" office:value="5.04653">
            <text:p>5.046530</text:p>
          </table:table-cell>
          <table:table-cell office:value-type="float" office:value="4.92434">
            <text:p>4.924340</text:p>
          </table:table-cell>
          <table:table-cell office:value-type="float" office:value="4.91636">
            <text:p>4.916360</text:p>
          </table:table-cell>
          <table:table-cell office:value-type="float" office:value="4.88141">
            <text:p>4.881410</text:p>
          </table:table-cell>
          <table:table-cell office:value-type="float" office:value="4.91381">
            <text:p>4.913810</text:p>
          </table:table-cell>
          <table:table-cell office:value-type="float" office:value="4.65033">
            <text:p>4.650330</text:p>
          </table:table-cell>
          <table:table-cell office:value-type="float" office:value="4.89747">
            <text:p>4.897470</text:p>
          </table:table-cell>
          <table:table-cell office:value-type="float" office:value="4.91661">
            <text:p>4.916610</text:p>
          </table:table-cell>
          <table:table-cell office:value-type="float" office:value="12">
            <text:p>12</text:p>
          </table:table-cell>
          <table:table-cell table:formula="oooc:=AVERAGE([.B13:.K13])" office:value-type="float" office:value="4.894374">
            <text:p>4.894374</text:p>
          </table:table-cell>
          <table:table-cell table:style-name="ce1" office:value-type="float" office:value="12">
            <text:p>12</text:p>
          </table:table-cell>
          <table:table-cell table:formula="oooc:=[.$M$18]/[.M13]" office:value-type="float" office:value="11.0360875568561">
            <text:p>11.036088</text:p>
          </table:table-cell>
          <table:table-cell table:number-columns-repeated="241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4.93785">
            <text:p>4.937850</text:p>
          </table:table-cell>
          <table:table-cell office:value-type="float" office:value="4.95526">
            <text:p>4.955260</text:p>
          </table:table-cell>
          <table:table-cell office:value-type="float" office:value="4.94854">
            <text:p>4.948540</text:p>
          </table:table-cell>
          <table:table-cell office:value-type="float" office:value="4.91618">
            <text:p>4.916180</text:p>
          </table:table-cell>
          <table:table-cell office:value-type="float" office:value="4.79857">
            <text:p>4.798570</text:p>
          </table:table-cell>
          <table:table-cell office:value-type="float" office:value="4.79792">
            <text:p>4.797920</text:p>
          </table:table-cell>
          <table:table-cell office:value-type="float" office:value="4.66309">
            <text:p>4.663090</text:p>
          </table:table-cell>
          <table:table-cell office:value-type="float" office:value="4.86571">
            <text:p>4.865710</text:p>
          </table:table-cell>
          <table:table-cell office:value-type="float" office:value="4.92023">
            <text:p>4.920230</text:p>
          </table:table-cell>
          <table:table-cell office:value-type="float" office:value="4.68154">
            <text:p>4.681540</text:p>
          </table:table-cell>
          <table:table-cell office:value-type="float" office:value="13">
            <text:p>13</text:p>
          </table:table-cell>
          <table:table-cell table:formula="oooc:=AVERAGE([.B14:.K14])" office:value-type="float" office:value="4.848489">
            <text:p>4.848489</text:p>
          </table:table-cell>
          <table:table-cell table:style-name="ce1" office:value-type="float" office:value="13">
            <text:p>13</text:p>
          </table:table-cell>
          <table:table-cell table:formula="oooc:=[.$M$18]/[.M14]" office:value-type="float" office:value="11.1405305859207">
            <text:p>11.140531</text:p>
          </table:table-cell>
          <table:table-cell table:number-columns-repeated="241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4.89903">
            <text:p>4.899030</text:p>
          </table:table-cell>
          <table:table-cell office:value-type="float" office:value="4.98372">
            <text:p>4.983720</text:p>
          </table:table-cell>
          <table:table-cell office:value-type="float" office:value="4.84585">
            <text:p>4.845850</text:p>
          </table:table-cell>
          <table:table-cell office:value-type="float" office:value="4.79931">
            <text:p>4.799310</text:p>
          </table:table-cell>
          <table:table-cell office:value-type="float" office:value="4.76601">
            <text:p>4.766010</text:p>
          </table:table-cell>
          <table:table-cell office:value-type="float" office:value="4.77647">
            <text:p>4.776470</text:p>
          </table:table-cell>
          <table:table-cell office:value-type="float" office:value="4.67593">
            <text:p>4.675930</text:p>
          </table:table-cell>
          <table:table-cell office:value-type="float" office:value="4.73756">
            <text:p>4.737560</text:p>
          </table:table-cell>
          <table:table-cell office:value-type="float" office:value="4.72805">
            <text:p>4.728050</text:p>
          </table:table-cell>
          <table:table-cell office:value-type="float" office:value="4.57419">
            <text:p>4.574190</text:p>
          </table:table-cell>
          <table:table-cell office:value-type="float" office:value="14">
            <text:p>14</text:p>
          </table:table-cell>
          <table:table-cell table:formula="oooc:=AVERAGE([.B15:.K15])" office:value-type="float" office:value="4.778612">
            <text:p>4.778612</text:p>
          </table:table-cell>
          <table:table-cell table:style-name="ce1" office:value-type="float" office:value="14">
            <text:p>14</text:p>
          </table:table-cell>
          <table:table-cell table:formula="oooc:=[.$M$18]/[.M15]" office:value-type="float" office:value="11.3034370649887">
            <text:p>11.303437</text:p>
          </table:table-cell>
          <table:table-cell table:number-columns-repeated="241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.85356">
            <text:p>4.853560</text:p>
          </table:table-cell>
          <table:table-cell office:value-type="float" office:value="4.89996">
            <text:p>4.899960</text:p>
          </table:table-cell>
          <table:table-cell office:value-type="float" office:value="4.82383">
            <text:p>4.823830</text:p>
          </table:table-cell>
          <table:table-cell office:value-type="float" office:value="4.78427">
            <text:p>4.784270</text:p>
          </table:table-cell>
          <table:table-cell office:value-type="float" office:value="4.58333">
            <text:p>4.583330</text:p>
          </table:table-cell>
          <table:table-cell office:value-type="float" office:value="4.69001">
            <text:p>4.690010</text:p>
          </table:table-cell>
          <table:table-cell office:value-type="float" office:value="4.75213">
            <text:p>4.752130</text:p>
          </table:table-cell>
          <table:table-cell office:value-type="float" office:value="4.82806">
            <text:p>4.828060</text:p>
          </table:table-cell>
          <table:table-cell office:value-type="float" office:value="4.89287">
            <text:p>4.892870</text:p>
          </table:table-cell>
          <table:table-cell office:value-type="float" office:value="4.63068">
            <text:p>4.630680</text:p>
          </table:table-cell>
          <table:table-cell office:value-type="float" office:value="15">
            <text:p>15</text:p>
          </table:table-cell>
          <table:table-cell table:formula="oooc:=AVERAGE([.B16:.K16])" office:value-type="float" office:value="4.77387">
            <text:p>4.773870</text:p>
          </table:table-cell>
          <table:table-cell table:style-name="ce1" office:value-type="float" office:value="15">
            <text:p>15</text:p>
          </table:table-cell>
          <table:table-cell table:formula="oooc:=[.$M$18]/[.M16]" office:value-type="float" office:value="11.3146650411511">
            <text:p>11.314665</text:p>
          </table:table-cell>
          <table:table-cell table:number-columns-repeated="241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4.7816">
            <text:p>4.781600</text:p>
          </table:table-cell>
          <table:table-cell office:value-type="float" office:value="4.94889">
            <text:p>4.948890</text:p>
          </table:table-cell>
          <table:table-cell office:value-type="float" office:value="4.74593">
            <text:p>4.745930</text:p>
          </table:table-cell>
          <table:table-cell office:value-type="float" office:value="4.83336">
            <text:p>4.833360</text:p>
          </table:table-cell>
          <table:table-cell office:value-type="float" office:value="4.80139">
            <text:p>4.801390</text:p>
          </table:table-cell>
          <table:table-cell office:value-type="float" office:value="4.554">
            <text:p>4.554000</text:p>
          </table:table-cell>
          <table:table-cell office:value-type="float" office:value="4.56083">
            <text:p>4.560830</text:p>
          </table:table-cell>
          <table:table-cell office:value-type="float" office:value="4.63347">
            <text:p>4.633470</text:p>
          </table:table-cell>
          <table:table-cell office:value-type="float" office:value="4.72121">
            <text:p>4.721210</text:p>
          </table:table-cell>
          <table:table-cell office:value-type="float" office:value="4.65749">
            <text:p>4.657490</text:p>
          </table:table-cell>
          <table:table-cell office:value-type="float" office:value="16">
            <text:p>16</text:p>
          </table:table-cell>
          <table:table-cell table:formula="oooc:=AVERAGE([.B17:.K17])" office:value-type="float" office:value="4.723817">
            <text:p>4.723817</text:p>
          </table:table-cell>
          <table:table-cell table:style-name="ce1" office:value-type="float" office:value="16">
            <text:p>16</text:p>
          </table:table-cell>
          <table:table-cell table:formula="oooc:=[.$M$18]/[.M17]" office:value-type="float" office:value="11.4345538787807">
            <text:p>11.434554</text:p>
          </table:table-cell>
          <table:table-cell table:number-columns-repeated="241"/>
        </table:table-row>
        <table:table-row table:style-name="ro1">
          <table:table-cell office:value-type="string">
            <text:p>sequential</text:p>
          </table:table-cell>
          <table:table-cell office:value-type="float" office:value="55.225">
            <text:p>55.225000</text:p>
          </table:table-cell>
          <table:table-cell office:value-type="float" office:value="52.15">
            <text:p>52.150000</text:p>
          </table:table-cell>
          <table:table-cell office:value-type="float" office:value="55.3537">
            <text:p>55.353700</text:p>
          </table:table-cell>
          <table:table-cell office:value-type="float" office:value="51.1978">
            <text:p>51.197800</text:p>
          </table:table-cell>
          <table:table-cell office:value-type="float" office:value="56.0527">
            <text:p>56.052700</text:p>
          </table:table-cell>
          <table:table-cell office:value-type="float" office:value="51.6475">
            <text:p>51.647500</text:p>
          </table:table-cell>
          <table:table-cell office:value-type="float" office:value="55.2411">
            <text:p>55.241100</text:p>
          </table:table-cell>
          <table:table-cell office:value-type="float" office:value="55.9168">
            <text:p>55.916800</text:p>
          </table:table-cell>
          <table:table-cell office:value-type="float" office:value="51.1807">
            <text:p>51.180700</text:p>
          </table:table-cell>
          <table:table-cell office:value-type="float" office:value="56.1821">
            <text:p>56.182100</text:p>
          </table:table-cell>
          <table:table-cell/>
          <table:table-cell table:formula="oooc:=AVERAGE([.B18:.K18])" office:value-type="float" office:value="54.01474">
            <text:p>54.014740</text:p>
          </table:table-cell>
          <table:table-cell table:number-columns-repeated="243"/>
        </table:table-row>
        <table:table-row table:style-name="ro2">
          <table:table-cell office:value-type="string">
            <text:p>mkl</text:p>
          </table:table-cell>
          <table:table-cell table:number-columns-repeated="11"/>
          <table:table-cell table:style-name="ce3" table:formula="oooc:=AVERAGE([.B19:.K19])" office:value-type="float" office:value="0">
            <text:p>#DIV/0!</text:p>
          </table:table-cell>
          <table:table-cell table:style-name="ce3"/>
          <table:table-cell table:number-columns-repeated="242"/>
        </table:table-row>
        <table:table-row table:style-name="ro1">
          <table:table-cell table:number-columns-repeated="13"/>
          <table:table-cell>
            <draw:frame table:end-cell-address="Sheet1.T52" table:end-x="0.3583in" table:end-y="0.0598in" draw:z-index="1" draw:style-name="gr1" svg:width="5.3016in" svg:height="5.352in" svg:x="0.3909in" svg:y="0.0732in">
              <draw:object draw:notify-on-update-of-ranges="Sheet1.N2:Sheet1.N17 Sheet1.O2:Sheet1.O17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242"/>
        </table:table-row>
        <table:table-row table:style-name="ro2">
          <table:table-cell office:value-type="string">
            <text:p>summa</text:p>
          </table:table-cell>
          <table:table-cell table:number-columns-repeated="11"/>
          <table:table-cell table:style-name="ce3"/>
          <table:table-cell table:number-columns-repeated="24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6.8762">
            <text:p>16.876200</text:p>
          </table:table-cell>
          <table:table-cell office:value-type="float" office:value="16.5994">
            <text:p>16.599400</text:p>
          </table:table-cell>
          <table:table-cell table:number-columns-repeated="8"/>
          <table:table-cell office:value-type="float" office:value="1">
            <text:p>1</text:p>
          </table:table-cell>
          <table:table-cell table:style-name="ce3" table:formula="oooc:=AVERAGE([.B22:.K22])" office:value-type="float" office:value="16.7378">
            <text:p>16.737800</text:p>
          </table:table-cell>
          <table:table-cell table:style-name="ce1" office:value-type="float" office:value="1">
            <text:p>1</text:p>
          </table:table-cell>
          <table:table-cell table:formula="oooc:=[.$M22]/[.M2]" office:value-type="float" office:value="0.301263619616387">
            <text:p>0.301264</text:p>
          </table:table-cell>
          <table:table-cell table:number-columns-repeated="241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.17112">
            <text:p>8.171120</text:p>
          </table:table-cell>
          <table:table-cell office:value-type="float" office:value="9.64124">
            <text:p>9.641240</text:p>
          </table:table-cell>
          <table:table-cell table:number-columns-repeated="8"/>
          <table:table-cell office:value-type="float" office:value="2">
            <text:p>2</text:p>
          </table:table-cell>
          <table:table-cell table:style-name="ce3" table:formula="oooc:=AVERAGE([.B23:.K23])" office:value-type="float" office:value="8.90618">
            <text:p>8.906180</text:p>
          </table:table-cell>
          <table:table-cell table:style-name="ce1" office:value-type="float" office:value="2">
            <text:p>2</text:p>
          </table:table-cell>
          <table:table-cell table:formula="oooc:=[.$M23]/[.M3]" office:value-type="float" office:value="0.474698535745047">
            <text:p>0.474699</text:p>
          </table:table-cell>
          <table:table-cell table:number-columns-repeated="241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.42094">
            <text:p>4.420940</text:p>
          </table:table-cell>
          <table:table-cell office:value-type="float" office:value="4.47778">
            <text:p>4.477780</text:p>
          </table:table-cell>
          <table:table-cell table:number-columns-repeated="8"/>
          <table:table-cell office:value-type="float" office:value="3">
            <text:p>3</text:p>
          </table:table-cell>
          <table:table-cell table:style-name="ce3" table:formula="oooc:=AVERAGE([.B24:.K24])" office:value-type="float" office:value="4.44936">
            <text:p>4.449360</text:p>
          </table:table-cell>
          <table:table-cell table:style-name="ce1" office:value-type="float" office:value="3">
            <text:p>3</text:p>
          </table:table-cell>
          <table:table-cell table:formula="oooc:=[.$M24]/[.M4]" office:value-type="float" office:value="0.535266247246291">
            <text:p>0.535266</text:p>
          </table:table-cell>
          <table:table-cell table:number-columns-repeated="241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.19254">
            <text:p>3.192540</text:p>
          </table:table-cell>
          <table:table-cell office:value-type="float" office:value="3.64023">
            <text:p>3.640230</text:p>
          </table:table-cell>
          <table:table-cell/>
          <table:table-cell>
            <draw:frame table:end-cell-address="Sheet1.I45" table:end-x="0.2276in" table:end-y="0.1106in" draw:z-index="3" draw:style-name="gr1" svg:width="3.6752in" svg:height="3.435in" svg:x="0.1087in" svg:y="0.024in">
              <draw:object draw:notify-on-update-of-ranges="Sheet1.L22:Sheet1.L37 Sheet1.M22:Sheet1.M37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6"/>
          <table:table-cell office:value-type="float" office:value="4">
            <text:p>4</text:p>
          </table:table-cell>
          <table:table-cell table:style-name="ce3" table:formula="oooc:=AVERAGE([.B25:.K25])" office:value-type="float" office:value="3.416385">
            <text:p>3.416385</text:p>
          </table:table-cell>
          <table:table-cell table:style-name="ce1" office:value-type="float" office:value="4">
            <text:p>4</text:p>
          </table:table-cell>
          <table:table-cell table:formula="oooc:=[.$M25]/[.M5]" office:value-type="float" office:value="0.626381514293677">
            <text:p>0.626382</text:p>
          </table:table-cell>
          <table:table-cell table:number-columns-repeated="241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.07951">
            <text:p>3.079510</text:p>
          </table:table-cell>
          <table:table-cell office:value-type="float" office:value="3.17199">
            <text:p>3.171990</text:p>
          </table:table-cell>
          <table:table-cell table:number-columns-repeated="8"/>
          <table:table-cell office:value-type="float" office:value="5">
            <text:p>5</text:p>
          </table:table-cell>
          <table:table-cell table:style-name="ce3" table:formula="oooc:=AVERAGE([.B26:.K26])" office:value-type="float" office:value="3.12575">
            <text:p>3.125750</text:p>
          </table:table-cell>
          <table:table-cell table:style-name="ce1" office:value-type="float" office:value="5">
            <text:p>5</text:p>
          </table:table-cell>
          <table:table-cell table:formula="oooc:=[.$M26]/[.M6]" office:value-type="float" office:value="0.546776576499042">
            <text:p>0.546777</text:p>
          </table:table-cell>
          <table:table-cell table:number-columns-repeated="241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.04306">
            <text:p>3.043060</text:p>
          </table:table-cell>
          <table:table-cell office:value-type="float" office:value="2.96544">
            <text:p>2.965440</text:p>
          </table:table-cell>
          <table:table-cell table:number-columns-repeated="8"/>
          <table:table-cell office:value-type="float" office:value="6">
            <text:p>6</text:p>
          </table:table-cell>
          <table:table-cell table:style-name="ce3" table:formula="oooc:=AVERAGE([.B27:.K27])" office:value-type="float" office:value="3.00425">
            <text:p>3.004250</text:p>
          </table:table-cell>
          <table:table-cell table:style-name="ce1" office:value-type="float" office:value="6">
            <text:p>6</text:p>
          </table:table-cell>
          <table:table-cell table:formula="oooc:=[.$M27]/[.M7]" office:value-type="float" office:value="0.557950834210089">
            <text:p>0.557951</text:p>
          </table:table-cell>
          <table:table-cell table:number-columns-repeated="241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.98882">
            <text:p>2.988820</text:p>
          </table:table-cell>
          <table:table-cell office:value-type="float" office:value="2.83402">
            <text:p>2.834020</text:p>
          </table:table-cell>
          <table:table-cell table:number-columns-repeated="8"/>
          <table:table-cell office:value-type="float" office:value="7">
            <text:p>7</text:p>
          </table:table-cell>
          <table:table-cell table:style-name="ce3" table:formula="oooc:=AVERAGE([.B28:.K28])" office:value-type="float" office:value="2.91142">
            <text:p>2.911420</text:p>
          </table:table-cell>
          <table:table-cell table:style-name="ce1" office:value-type="float" office:value="7">
            <text:p>7</text:p>
          </table:table-cell>
          <table:table-cell table:formula="oooc:=[.$M28]/[.M8]" office:value-type="float" office:value="0.566622773197919">
            <text:p>0.566623</text:p>
          </table:table-cell>
          <table:table-cell table:number-columns-repeated="241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.7945">
            <text:p>2.794500</text:p>
          </table:table-cell>
          <table:table-cell office:value-type="float" office:value="2.75201">
            <text:p>2.752010</text:p>
          </table:table-cell>
          <table:table-cell table:number-columns-repeated="8"/>
          <table:table-cell office:value-type="float" office:value="8">
            <text:p>8</text:p>
          </table:table-cell>
          <table:table-cell table:style-name="ce3" table:formula="oooc:=AVERAGE([.B29:.K29])" office:value-type="float" office:value="2.773255">
            <text:p>2.773255</text:p>
          </table:table-cell>
          <table:table-cell table:style-name="ce1" office:value-type="float" office:value="8">
            <text:p>8</text:p>
          </table:table-cell>
          <table:table-cell table:formula="oooc:=[.$M29]/[.M9]" office:value-type="float" office:value="0.555508594167676">
            <text:p>0.555509</text:p>
          </table:table-cell>
          <table:table-cell table:number-columns-repeated="241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.83031">
            <text:p>2.830310</text:p>
          </table:table-cell>
          <table:table-cell office:value-type="float" office:value="2.86649">
            <text:p>2.866490</text:p>
          </table:table-cell>
          <table:table-cell table:number-columns-repeated="8"/>
          <table:table-cell office:value-type="float" office:value="9">
            <text:p>9</text:p>
          </table:table-cell>
          <table:table-cell table:style-name="ce3" table:formula="oooc:=AVERAGE([.B30:.K30])" office:value-type="float" office:value="2.8484">
            <text:p>2.848400</text:p>
          </table:table-cell>
          <table:table-cell table:style-name="ce1" office:value-type="float" office:value="9">
            <text:p>9</text:p>
          </table:table-cell>
          <table:table-cell table:formula="oooc:=[.$M30]/[.M10]" office:value-type="float" office:value="0.574979702917733">
            <text:p>0.574980</text:p>
          </table:table-cell>
          <table:table-cell table:number-columns-repeated="241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.79034">
            <text:p>2.790340</text:p>
          </table:table-cell>
          <table:table-cell office:value-type="float" office:value="3.0259">
            <text:p>3.025900</text:p>
          </table:table-cell>
          <table:table-cell table:number-columns-repeated="6"/>
          <table:table-cell>
            <draw:frame table:end-cell-address="Sheet1.N52" table:end-x="0.3906in" table:end-y="0.0524in" draw:z-index="2" draw:style-name="gr1" svg:width="3.9457in" svg:height="3.4925in" svg:x="0.0008in" svg:y="0.076in">
              <draw:object draw:notify-on-update-of-ranges="Sheet1.N22:Sheet1.N37 Sheet1.O22:Sheet1.O37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/>
          <table:table-cell office:value-type="float" office:value="10">
            <text:p>10</text:p>
          </table:table-cell>
          <table:table-cell table:style-name="ce3" table:formula="oooc:=AVERAGE([.B31:.K31])" office:value-type="float" office:value="2.90812">
            <text:p>2.908120</text:p>
          </table:table-cell>
          <table:table-cell table:style-name="ce1" office:value-type="float" office:value="10">
            <text:p>10</text:p>
          </table:table-cell>
          <table:table-cell table:formula="oooc:=[.$M31]/[.M11]" office:value-type="float" office:value="0.593287074627865">
            <text:p>0.593287</text:p>
          </table:table-cell>
          <table:table-cell table:number-columns-repeated="241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.12886">
            <text:p>3.128860</text:p>
          </table:table-cell>
          <table:table-cell office:value-type="float" office:value="3.04621">
            <text:p>3.046210</text:p>
          </table:table-cell>
          <table:table-cell table:number-columns-repeated="8"/>
          <table:table-cell office:value-type="float" office:value="11">
            <text:p>11</text:p>
          </table:table-cell>
          <table:table-cell table:style-name="ce3" table:formula="oooc:=AVERAGE([.B32:.K32])" office:value-type="float" office:value="3.087535">
            <text:p>3.087535</text:p>
          </table:table-cell>
          <table:table-cell table:style-name="ce1" office:value-type="float" office:value="11">
            <text:p>11</text:p>
          </table:table-cell>
          <table:table-cell table:formula="oooc:=[.$M32]/[.M12]" office:value-type="float" office:value="0.625996641249295">
            <text:p>0.625997</text:p>
          </table:table-cell>
          <table:table-cell table:number-columns-repeated="241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.15671">
            <text:p>3.156710</text:p>
          </table:table-cell>
          <table:table-cell office:value-type="float" office:value="3.0656">
            <text:p>3.065600</text:p>
          </table:table-cell>
          <table:table-cell table:number-columns-repeated="8"/>
          <table:table-cell office:value-type="float" office:value="12">
            <text:p>12</text:p>
          </table:table-cell>
          <table:table-cell table:style-name="ce3" table:formula="oooc:=AVERAGE([.B33:.K33])" office:value-type="float" office:value="3.111155">
            <text:p>3.111155</text:p>
          </table:table-cell>
          <table:table-cell table:style-name="ce1" office:value-type="float" office:value="12">
            <text:p>12</text:p>
          </table:table-cell>
          <table:table-cell table:formula="oooc:=[.$M33]/[.M13]" office:value-type="float" office:value="0.635659432646545">
            <text:p>0.635659</text:p>
          </table:table-cell>
          <table:table-cell table:number-columns-repeated="241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3.37362">
            <text:p>3.373620</text:p>
          </table:table-cell>
          <table:table-cell office:value-type="float" office:value="3.3528">
            <text:p>3.352800</text:p>
          </table:table-cell>
          <table:table-cell table:number-columns-repeated="8"/>
          <table:table-cell office:value-type="float" office:value="13">
            <text:p>13</text:p>
          </table:table-cell>
          <table:table-cell table:style-name="ce3" table:formula="oooc:=AVERAGE([.B34:.K34])" office:value-type="float" office:value="3.36321">
            <text:p>3.363210</text:p>
          </table:table-cell>
          <table:table-cell table:style-name="ce1" office:value-type="float" office:value="13">
            <text:p>13</text:p>
          </table:table-cell>
          <table:table-cell table:formula="oooc:=[.$M34]/[.M14]" office:value-type="float" office:value="0.693661468552368">
            <text:p>0.693661</text:p>
          </table:table-cell>
          <table:table-cell table:number-columns-repeated="241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3.37913">
            <text:p>3.379130</text:p>
          </table:table-cell>
          <table:table-cell office:value-type="float" office:value="3.32338">
            <text:p>3.323380</text:p>
          </table:table-cell>
          <table:table-cell table:number-columns-repeated="8"/>
          <table:table-cell office:value-type="float" office:value="14">
            <text:p>14</text:p>
          </table:table-cell>
          <table:table-cell table:style-name="ce3" table:formula="oooc:=AVERAGE([.B35:.K35])" office:value-type="float" office:value="3.351255">
            <text:p>3.351255</text:p>
          </table:table-cell>
          <table:table-cell table:style-name="ce1" office:value-type="float" office:value="14">
            <text:p>14</text:p>
          </table:table-cell>
          <table:table-cell table:formula="oooc:=[.$M35]/[.M15]" office:value-type="float" office:value="0.7013030143481">
            <text:p>0.701303</text:p>
          </table:table-cell>
          <table:table-cell table:number-columns-repeated="241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3.56464">
            <text:p>3.564640</text:p>
          </table:table-cell>
          <table:table-cell office:value-type="float" office:value="3.54813">
            <text:p>3.548130</text:p>
          </table:table-cell>
          <table:table-cell table:number-columns-repeated="8"/>
          <table:table-cell office:value-type="float" office:value="15">
            <text:p>15</text:p>
          </table:table-cell>
          <table:table-cell table:style-name="ce3" table:formula="oooc:=AVERAGE([.B36:.K36])" office:value-type="float" office:value="3.556385">
            <text:p>3.556385</text:p>
          </table:table-cell>
          <table:table-cell table:style-name="ce1" office:value-type="float" office:value="15">
            <text:p>15</text:p>
          </table:table-cell>
          <table:table-cell table:formula="oooc:=[.$M36]/[.M16]" office:value-type="float" office:value="0.744968966477931">
            <text:p>0.744969</text:p>
          </table:table-cell>
          <table:table-cell table:number-columns-repeated="241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3.61002">
            <text:p>3.610020</text:p>
          </table:table-cell>
          <table:table-cell office:value-type="float" office:value="3.61881">
            <text:p>3.618810</text:p>
          </table:table-cell>
          <table:table-cell table:number-columns-repeated="8"/>
          <table:table-cell office:value-type="float" office:value="16">
            <text:p>16</text:p>
          </table:table-cell>
          <table:table-cell table:style-name="ce3" table:formula="oooc:=AVERAGE([.B37:.K37])" office:value-type="float" office:value="3.614415">
            <text:p>3.614415</text:p>
          </table:table-cell>
          <table:table-cell table:style-name="ce1" office:value-type="float" office:value="16">
            <text:p>16</text:p>
          </table:table-cell>
          <table:table-cell table:formula="oooc:=[.$M37]/[.M17]" office:value-type="float" office:value="0.765147125724811">
            <text:p>0.765147</text:p>
          </table:table-cell>
          <table:table-cell table:number-columns-repeated="241"/>
        </table:table-row>
        <table:table-row table:style-name="ro1" table:number-rows-repeated="6549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zxx" style:country-asian="none" style:font-name-complex="Lucidasans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6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4-26">04/26/2010</text:date>, <text:time>20:53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meta:creation-date>2010-02-21T20:11:27</meta:creation-date>
    <dc:date>2010-04-26T20:53:45</dc:date>
    <meta:editing-cycles>71</meta:editing-cycles>
    <meta:editing-duration>P1DT3H47M19S</meta:editing-duration>
    <meta:user-defined meta:name="Info 1"/>
    <meta:user-defined meta:name="Info 2"/>
    <meta:user-defined meta:name="Info 3"/>
    <meta:user-defined meta:name="Info 4"/>
    <meta:document-statistic meta:table-count="3" meta:cell-count="369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 draw:gradient-step-count="0"/>
    </style:style>
    <style:style style:name="ch2" style:family="chart">
      <style:text-properties fo:font-size="4.57068347930908pt" style:font-size-asian="4.57068347930908pt" style:font-size-complex="4.57068347930908pt"/>
    </style:style>
    <style:style style:name="ch3" style:family="chart">
      <style:text-properties fo:font-size="3.87491941452026pt" style:font-size-asian="3.87491941452026pt" style:font-size-complex="3.87491941452026pt"/>
    </style:style>
    <style:style style:name="ch4" style:family="chart">
      <style:chart-properties chart:connect-bars="false" chart:right-angled-axes="true"/>
    </style:style>
    <style:style style:name="ch5" style:family="chart" style:data-style-name="N0">
      <style:chart-properties chart:display-label="true" chart:logarithmic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>
      <style:chart-properties style:rotation-angle="0"/>
      <style:text-properties fo:font-size="3.16431927680969pt" style:font-size-asian="3.16431927680969pt" style:font-size-complex="3.16431927680969pt"/>
    </style:style>
    <style:style style:name="ch7" style:family="chart" style:data-style-name="N2">
      <style:chart-properties chart:display-label="true" chart:logarithmic="false" text:line-break="false" chart:link-data-style-to-source="false" chart:visible="true"/>
      <style:graphic-properties svg:stroke-color="#b3b3b3"/>
      <style:text-properties fo:font-size="8pt" style:font-size-asian="8pt" style:font-size-complex="8pt"/>
    </style:style>
    <style:style style:name="ch8" style:family="chart">
      <style:chart-properties style:rotation-angle="90"/>
      <style:text-properties fo:font-size="3.16431927680969pt" style:font-size-asian="3.16431927680969pt" style:font-size-complex="3.16431927680969pt"/>
    </style:style>
    <style:style style:name="ch9" style:family="chart">
      <style:graphic-properties svg:stroke-color="#b3b3b3"/>
    </style:style>
    <style:style style:name="ch10" style:family="chart">
      <style:graphic-properties draw:fill-color="#004586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7.051cm" svg:height="5.458cm" chart:class="chart:bar" chart:style-name="ch1">
        <chart:title svg:x="2.627cm" svg:y="0.12cm" chart:style-name="ch2">
          <text:p>Ranger Running Times</text:p>
        </chart:title>
        <chart:subtitle svg:x="2.257cm" svg:y="0.397cm" chart:style-name="ch3">
          <text:p>3,000,000 Bodies, 3 iterations</text:p>
        </chart:subtitle>
        <chart:plot-area chart:style-name="ch4" table:cell-range-address="Sheet1.L2:Sheet1.M17" chart:data-source-has-labels="column" svg:x="0.195cm" svg:y="0.552cm" svg:width="6.709cm" svg:height="4.758cm">
          <chart:axis chart:dimension="x" chart:name="primary-x" chart:style-name="ch5">
            <chart:title svg:x="3.429cm" svg:y="5.212cm" chart:style-name="ch6">
              <text:p>Processes</text:p>
            </chart:title>
            <chart:categories table:cell-range-address="Sheet1.L2:Sheet1.L17"/>
          </chart:axis>
          <chart:axis chart:dimension="y" chart:name="primary-y" chart:style-name="ch7">
            <chart:title svg:x="0.142cm" svg:y="2.882cm" chart:style-name="ch8">
              <text:p>Time (seconds)</text:p>
            </chart:title>
            <chart:grid chart:style-name="ch9" chart:class="major"/>
          </chart:axis>
          <chart:series chart:style-name="ch10" chart:values-cell-range-address="Sheet1.M2:Sheet1.M17" chart:class="chart:bar">
            <chart:data-point chart:repeated="1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5.55865">
                <text:p>55.5586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8.76176">
                <text:p>18.7617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.312424">
                <text:p>8.31242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.45416">
                <text:p>5.454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.716686">
                <text:p>5.71668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.384435">
                <text:p>5.38443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.138198">
                <text:p>5.13819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.992281">
                <text:p>4.99228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.953914">
                <text:p>4.95391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.901708">
                <text:p>4.90170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.932191">
                <text:p>4.93219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.894374">
                <text:p>4.89437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.848489">
                <text:p>4.84848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.778612">
                <text:p>4.77861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.77387">
                <text:p>4.7738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.723817">
                <text:p>4.72381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text-properties fo:font-size="9.0161714553833pt" style:font-size-asian="9.0161714553833pt" style:font-size-complex="9.0161714553833pt"/>
    </style:style>
    <style:style style:name="ch3" style:family="chart">
      <style:text-properties fo:font-size="7.62906789779663pt" style:font-size-asian="7.62906789779663pt" style:font-size-complex="7.62906789779663pt"/>
    </style:style>
    <style:style style:name="ch4" style:family="chart">
      <style:chart-properties chart:symbol-type="automatic" chart:connect-bars="false" chart:spline-order="3" chart:right-angled-axes="true"/>
    </style:style>
    <style:style style:name="ch5" style:family="chart" style:data-style-name="N0">
      <style:chart-properties chart:display-label="true" chart:logarithmic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>
      <style:chart-properties style:rotation-angle="0"/>
      <style:text-properties fo:font-size="6.24196434020996pt" style:font-size-asian="6.24196434020996pt" style:font-size-complex="6.24196434020996pt"/>
    </style:style>
    <style:style style:name="ch7" style:family="chart" style:data-style-name="N2">
      <style:chart-properties chart:display-label="true" chart:logarithmic="false" text:line-break="false" chart:link-data-style-to-source="false" chart:visible="true"/>
      <style:graphic-properties svg:stroke-color="#b3b3b3"/>
      <style:text-properties fo:font-size="8pt" style:font-size-asian="8pt" style:font-size-complex="8pt"/>
    </style:style>
    <style:style style:name="ch8" style:family="chart">
      <style:chart-properties style:rotation-angle="90"/>
      <style:text-properties fo:font-size="6.24196434020996pt" style:font-size-asian="6.24196434020996pt" style:font-size-complex="6.24196434020996pt"/>
    </style:style>
    <style:style style:name="ch9" style:family="chart">
      <style:graphic-properties svg:stroke-color="#b3b3b3"/>
    </style:style>
    <style:style style:name="ch10" style:family="chart">
      <style:chart-properties chart:symbol-type="named-symbol" chart:symbol-name="square" chart:symbol-width="0.25cm" chart:symbol-height="0.25cm"/>
      <style:graphic-properties svg:stroke-color="#004586" draw:fill-color="#004586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467cm" svg:height="13.595cm" chart:class="chart:line" chart:style-name="ch1">
        <chart:title svg:x="5.985cm" svg:y="0.272cm" chart:style-name="ch2">
          <text:p>Speedup </text:p>
        </chart:title>
        <chart:subtitle svg:x="4.91cm" svg:y="1.01cm" chart:style-name="ch3">
          <text:p>1000x1000 Matrix Multiplication</text:p>
        </chart:subtitle>
        <chart:plot-area chart:style-name="ch4" table:cell-range-address="Sheet1.N2:Sheet1.O17" chart:data-source-has-labels="column" svg:x="0.404cm" svg:y="1.591cm" svg:width="12.741cm" svg:height="11.369cm">
          <chart:axis chart:dimension="x" chart:name="primary-x" chart:style-name="ch5">
            <chart:title svg:x="6.379cm" svg:y="12.684cm" chart:style-name="ch6">
              <text:p>Cores Per</text:p>
            </chart:title>
            <chart:categories table:cell-range-address="Sheet1.N2:Sheet1.N17"/>
          </chart:axis>
          <chart:axis chart:dimension="y" chart:name="primary-y" chart:style-name="ch7">
            <chart:title svg:x="0.299cm" svg:y="7.611cm" chart:style-name="ch8">
              <text:p>Speedup</text:p>
            </chart:title>
            <chart:grid chart:style-name="ch9" chart:class="major"/>
          </chart:axis>
          <chart:series chart:style-name="ch10" chart:values-cell-range-address="Sheet1.O2:Sheet1.O17" chart:class="chart:line">
            <chart:data-point chart:repeated="1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O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972211167837951">
                <text:p>0.97221116783795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87898043680337">
                <text:p>2.8789804368033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.49807324554185">
                <text:p>6.4980732455418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.90340217375361">
                <text:p>9.9034021737536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.4486106111128">
                <text:p>9.448610611112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.0316449172476">
                <text:p>10.031644917247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.512389752205">
                <text:p>10.51238975220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.819651377797">
                <text:p>10.81965137779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.9034472540298">
                <text:p>10.903447254029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.0195752174548">
                <text:p>11.019575217454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.951469640977">
                <text:p>10.95146964097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.0360875568561">
                <text:p>11.036087556856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1.1405305859207">
                <text:p>11.140530585920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1.3034370649887">
                <text:p>11.303437064988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1.3146650411511">
                <text:p>11.314665041151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1.4345538787807">
                <text:p>11.434553878780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text-properties fo:font-size="6.18982315063477pt" style:font-size-asian="6.18982315063477pt" style:font-size-complex="6.18982315063477pt"/>
    </style:style>
    <style:style style:name="ch3" style:family="chart">
      <style:text-properties fo:font-size="5.23754262924194pt" style:font-size-asian="5.23754262924194pt" style:font-size-complex="5.23754262924194pt"/>
    </style:style>
    <style:style style:name="ch4" style:family="chart">
      <style:chart-properties chart:symbol-type="automatic" chart:connect-bars="false" chart:spline-order="3" chart:right-angled-axes="true"/>
    </style:style>
    <style:style style:name="ch5" style:family="chart" style:data-style-name="N0">
      <style:chart-properties chart:display-label="true" chart:logarithmic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>
      <style:chart-properties style:rotation-angle="0"/>
      <style:text-properties fo:font-size="4.28526163101196pt" style:font-size-asian="4.28526163101196pt" style:font-size-complex="4.28526163101196pt"/>
    </style:style>
    <style:style style:name="ch7" style:family="chart" style:data-style-name="N2">
      <style:chart-properties chart:display-label="true" chart:logarithmic="false" text:line-break="false" chart:link-data-style-to-source="false" chart:visible="true"/>
      <style:graphic-properties svg:stroke-color="#b3b3b3"/>
      <style:text-properties fo:font-size="8pt" style:font-size-asian="8pt" style:font-size-complex="8pt"/>
    </style:style>
    <style:style style:name="ch8" style:family="chart">
      <style:chart-properties style:rotation-angle="90"/>
      <style:text-properties fo:font-size="4.28526163101196pt" style:font-size-asian="4.28526163101196pt" style:font-size-complex="4.28526163101196pt"/>
    </style:style>
    <style:style style:name="ch9" style:family="chart">
      <style:graphic-properties svg:stroke-color="#b3b3b3"/>
    </style:style>
    <style:style style:name="ch10" style:family="chart">
      <style:chart-properties chart:symbol-type="named-symbol" chart:symbol-name="square" chart:symbol-width="0.25cm" chart:symbol-height="0.25cm"/>
      <style:graphic-properties svg:stroke-color="#004586" draw:fill-color="#004586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0.023cm" svg:height="8.872cm" chart:class="chart:line" chart:style-name="ch1">
        <chart:title svg:x="4.454cm" svg:y="0.179cm" chart:style-name="ch2">
          <text:p>Speedup </text:p>
        </chart:title>
        <chart:subtitle svg:x="3.181cm" svg:y="0.66cm" chart:style-name="ch3">
          <text:p>vs. Summa</text:p>
        </chart:subtitle>
        <chart:plot-area chart:style-name="ch4" table:cell-range-address="Sheet1.N22:Sheet1.O37" chart:data-source-has-labels="column" svg:x="0.298cm" svg:y="1.038cm" svg:width="9.482cm" svg:height="7.42cm">
          <chart:axis chart:dimension="x" chart:name="primary-x" chart:style-name="ch5">
            <chart:title svg:x="4.749cm" svg:y="8.279cm" chart:style-name="ch6">
              <text:p>Processes</text:p>
            </chart:title>
            <chart:categories table:cell-range-address="Sheet1.N22:Sheet1.N37"/>
          </chart:axis>
          <chart:axis chart:dimension="y" chart:name="primary-y" chart:style-name="ch7">
            <chart:title svg:x="0.222cm" svg:y="4.965cm" chart:style-name="ch8">
              <text:p>Speedup</text:p>
            </chart:title>
            <chart:grid chart:style-name="ch9" chart:class="major"/>
          </chart:axis>
          <chart:series chart:style-name="ch10" chart:values-cell-range-address="Sheet1.O22:Sheet1.O37" chart:class="chart:line">
            <chart:data-point chart:repeated="1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O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01263619616387">
                <text:p>0.301263619616387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474698535745047">
                <text:p>0.47469853574504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35266247246291">
                <text:p>0.53526624724629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26381514293677">
                <text:p>0.62638151429367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46776576499042">
                <text:p>0.54677657649904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57950834210089">
                <text:p>0.55795083421008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566622773197919">
                <text:p>0.56662277319791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555508594167676">
                <text:p>0.55550859416767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574979702917733">
                <text:p>0.5749797029177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593287074627865">
                <text:p>0.59328707462786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625996641249295">
                <text:p>0.62599664124929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635659432646545">
                <text:p>0.63565943264654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693661468552368">
                <text:p>0.69366146855236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7013030143481">
                <text:p>0.701303014348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744968966477931">
                <text:p>0.74496896647793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765147125724811">
                <text:p>0.76514712572481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 draw:gradient-step-count="0"/>
    </style:style>
    <style:style style:name="ch2" style:family="chart">
      <style:text-properties fo:font-size="6.05115461349487pt" style:font-size-asian="6.05115461349487pt" style:font-size-complex="6.05115461349487pt"/>
    </style:style>
    <style:style style:name="ch3" style:family="chart">
      <style:text-properties fo:font-size="5.13002872467041pt" style:font-size-asian="5.13002872467041pt" style:font-size-complex="5.13002872467041pt"/>
    </style:style>
    <style:style style:name="ch4" style:family="chart">
      <style:chart-properties chart:connect-bars="false" chart:right-angled-axes="true"/>
    </style:style>
    <style:style style:name="ch5" style:family="chart" style:data-style-name="N0">
      <style:chart-properties chart:display-label="true" chart:logarithmic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>
      <style:chart-properties style:rotation-angle="0"/>
      <style:text-properties fo:font-size="4.18926095962524pt" style:font-size-asian="4.18926095962524pt" style:font-size-complex="4.18926095962524pt"/>
    </style:style>
    <style:style style:name="ch7" style:family="chart" style:data-style-name="N2">
      <style:chart-properties chart:display-label="true" chart:logarithmic="false" text:line-break="false" chart:link-data-style-to-source="false" chart:visible="true"/>
      <style:graphic-properties svg:stroke-color="#b3b3b3"/>
      <style:text-properties fo:font-size="8pt" style:font-size-asian="8pt" style:font-size-complex="8pt"/>
    </style:style>
    <style:style style:name="ch8" style:family="chart">
      <style:chart-properties style:rotation-angle="90"/>
      <style:text-properties fo:font-size="4.18926095962524pt" style:font-size-asian="4.18926095962524pt" style:font-size-complex="4.18926095962524pt"/>
    </style:style>
    <style:style style:name="ch9" style:family="chart">
      <style:graphic-properties svg:stroke-color="#b3b3b3"/>
    </style:style>
    <style:style style:name="ch10" style:family="chart">
      <style:graphic-properties draw:fill-color="#004586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9.336cm" svg:height="8.726cm" chart:class="chart:bar" chart:style-name="ch1">
        <chart:title svg:x="3.479cm" svg:y="0.19cm" chart:style-name="ch2">
          <text:p>Ranger Running Times</text:p>
        </chart:title>
        <chart:subtitle svg:x="2.987cm" svg:y="0.634cm" chart:style-name="ch3">
          <text:p>Summa</text:p>
        </chart:subtitle>
        <chart:plot-area chart:style-name="ch4" table:cell-range-address="Sheet1.L22:Sheet1.M37" chart:data-source-has-labels="column" svg:x="0.257cm" svg:y="0.883cm" svg:width="8.884cm" svg:height="7.606cm">
          <chart:axis chart:dimension="x" chart:name="primary-x" chart:style-name="ch5">
            <chart:title svg:x="4.54cm" svg:y="8.334cm" chart:style-name="ch6">
              <text:p>Processes</text:p>
            </chart:title>
            <chart:categories table:cell-range-address="Sheet1.L22:Sheet1.L37"/>
          </chart:axis>
          <chart:axis chart:dimension="y" chart:name="primary-y" chart:style-name="ch7">
            <chart:title svg:x="0.189cm" svg:y="4.604cm" chart:style-name="ch8">
              <text:p>Time (seconds)</text:p>
            </chart:title>
            <chart:grid chart:style-name="ch9" chart:class="major"/>
          </chart:axis>
          <chart:series chart:style-name="ch10" chart:values-cell-range-address="Sheet1.M22:Sheet1.M37" chart:class="chart:bar">
            <chart:data-point chart:repeated="1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6.7378">
                <text:p>16.7378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.90618">
                <text:p>8.9061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.44936">
                <text:p>4.4493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416385">
                <text:p>3.41638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.12575">
                <text:p>3.125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.00425">
                <text:p>3.004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91142">
                <text:p>2.9114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773255">
                <text:p>2.77325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8484">
                <text:p>2.848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90812">
                <text:p>2.9081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.087535">
                <text:p>3.08753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.111155">
                <text:p>3.11115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.36321">
                <text:p>3.3632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.351255">
                <text:p>3.35125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.556385">
                <text:p>3.55638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.614415">
                <text:p>3.61441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